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text-properties officeooo:paragraph-rsid="000c5c6f"/>
    </style:style>
    <style:style style:name="P3" style:family="paragraph" style:parent-style-name="Preformatted_20_Text">
      <style:text-properties officeooo:paragraph-rsid="0015cbfb"/>
    </style:style>
    <style:style style:name="P4" style:family="paragraph" style:parent-style-name="Preformatted_20_Text">
      <style:text-properties officeooo:paragraph-rsid="0017f85e"/>
    </style:style>
    <style:style style:name="P5" style:family="paragraph" style:parent-style-name="Preformatted_20_Text">
      <style:text-properties officeooo:paragraph-rsid="0018c4d3"/>
    </style:style>
    <style:style style:name="P6" style:family="paragraph" style:parent-style-name="Standard">
      <style:text-properties officeooo:rsid="000c5c6f" officeooo:paragraph-rsid="000c5c6f"/>
    </style:style>
    <style:style style:name="P7" style:family="paragraph" style:parent-style-name="Standard">
      <style:text-properties officeooo:rsid="000c5c6f" officeooo:paragraph-rsid="000e54ea"/>
    </style:style>
    <style:style style:name="P8" style:family="paragraph" style:parent-style-name="Standard">
      <style:text-properties fo:font-weight="bold" officeooo:rsid="000e54ea" officeooo:paragraph-rsid="000e54ea" style:font-weight-asian="bold" style:font-weight-complex="bold"/>
    </style:style>
    <style:style style:name="P9" style:family="paragraph" style:parent-style-name="Standard">
      <style:text-properties fo:font-size="16pt" fo:font-weight="bold" officeooo:rsid="000c5c6f" officeooo:paragraph-rsid="000c5c6f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in" fo:margin-bottom="0.1965in" style:contextual-spacing="false"/>
      <style:text-properties fo:font-size="16pt" fo:font-weight="bold" officeooo:rsid="000c5c6f" officeooo:paragraph-rsid="000ece4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in" fo:margin-bottom="0.1965in" style:contextual-spacing="false"/>
      <style:text-properties fo:font-size="16pt" fo:font-weight="bold" officeooo:rsid="000c5c6f" officeooo:paragraph-rsid="000fcf7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top="0in" fo:margin-bottom="0.1965in" style:contextual-spacing="false"/>
      <style:text-properties fo:font-size="16pt" fo:font-weight="bold" officeooo:rsid="000c5c6f" officeooo:paragraph-rsid="0014a1f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in" fo:margin-bottom="0.1965in" style:contextual-spacing="false"/>
      <style:text-properties fo:font-size="16pt" fo:font-weight="bold" officeooo:rsid="000c5c6f" officeooo:paragraph-rsid="0015cbfb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in" fo:margin-bottom="0.1965in" style:contextual-spacing="false"/>
      <style:text-properties fo:font-size="12pt" fo:font-weight="normal" officeooo:rsid="000c5c6f" officeooo:paragraph-rsid="000ece4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in" fo:margin-bottom="0.1965in" style:contextual-spacing="false"/>
      <style:text-properties fo:font-size="12pt" fo:font-weight="normal" officeooo:rsid="000c5c6f" officeooo:paragraph-rsid="000fcf7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.1965in" style:contextual-spacing="false"/>
      <style:text-properties fo:font-size="12pt" fo:font-weight="normal" officeooo:rsid="000c5c6f" officeooo:paragraph-rsid="0011914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.1965in" style:contextual-spacing="false"/>
      <style:text-properties fo:font-size="12pt" fo:font-weight="normal" officeooo:rsid="000c5c6f" officeooo:paragraph-rsid="0015cbf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in" fo:margin-bottom="0.1965in" style:contextual-spacing="false"/>
      <style:text-properties fo:font-size="12pt" fo:font-weight="normal" officeooo:rsid="000c5c6f" officeooo:paragraph-rsid="0014a1f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in" fo:margin-bottom="0.1965in" style:contextual-spacing="false"/>
      <style:text-properties fo:font-size="12pt" fo:font-weight="normal" officeooo:rsid="000c5c6f" officeooo:paragraph-rsid="0015cbf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.1965in" style:contextual-spacing="false"/>
      <style:text-properties fo:font-size="12pt" fo:font-weight="normal" officeooo:rsid="000c5c6f" officeooo:paragraph-rsid="0017f85e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in" fo:margin-bottom="0.1965in" style:contextual-spacing="false"/>
      <style:text-properties fo:font-size="12pt" fo:font-weight="normal" officeooo:rsid="000c5c6f" officeooo:paragraph-rsid="001a9ab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.1965in" style:contextual-spacing="false"/>
      <style:text-properties fo:font-size="12pt" fo:font-weight="bold" officeooo:rsid="000e54ea" officeooo:paragraph-rsid="000fcf75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in" fo:margin-bottom="0.1965in" style:contextual-spacing="false"/>
      <style:text-properties fo:font-size="12pt" fo:font-weight="bold" officeooo:rsid="000e54ea" officeooo:paragraph-rsid="00119141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in" fo:margin-bottom="0.1965in" style:contextual-spacing="false"/>
      <style:text-properties fo:font-size="12pt" fo:font-weight="bold" officeooo:rsid="000e54ea" officeooo:paragraph-rsid="0015cbfb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top="0in" fo:margin-bottom="0.1965in" style:contextual-spacing="false"/>
      <style:text-properties fo:font-size="12pt" fo:font-weight="bold" officeooo:rsid="000e54ea" officeooo:paragraph-rsid="0017f85e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top="0in" fo:margin-bottom="0.1965in" style:contextual-spacing="false"/>
      <style:text-properties officeooo:paragraph-rsid="0013961f"/>
    </style:style>
    <style:style style:name="T1" style:family="text">
      <style:text-properties officeooo:rsid="000c5c6f"/>
    </style:style>
    <style:style style:name="T2" style:family="text">
      <style:text-properties officeooo:rsid="000ece4a"/>
    </style:style>
    <style:style style:name="T3" style:family="text">
      <style:text-properties officeooo:rsid="000fcf75"/>
    </style:style>
    <style:style style:name="T4" style:family="text">
      <style:text-properties officeooo:rsid="0013961f"/>
    </style:style>
    <style:style style:name="T5" style:family="text">
      <style:text-properties fo:font-size="12pt" fo:font-weight="bold" officeooo:rsid="000e54ea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3961f" style:font-size-asian="12pt" style:font-weight-asian="bold" style:font-size-complex="12pt" style:font-weight-complex="bold"/>
    </style:style>
    <style:style style:name="T7" style:family="text">
      <style:text-properties officeooo:rsid="0014a1f3"/>
    </style:style>
    <style:style style:name="T8" style:family="text">
      <style:text-properties fo:font-weight="bold" officeooo:rsid="000e54ea" style:font-size-asian="12pt" style:font-weight-asian="bold" style:font-weight-complex="bold"/>
    </style:style>
    <style:style style:name="T9" style:family="text">
      <style:text-properties officeooo:rsid="0015cb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Test 0: Single lipid Fresh Out Insane Test </text:p>
      <text:p text:style-name="Standard"/>
      <text:p text:style-name="P6">Beads = [C1A D2A C3A C4A] [C1B C2B C3B C4B]</text:p>
      <text:p text:style-name="Standard"/>
      <text:p text:style-name="P8">Nougat Output</text:p>
      <text:p text:style-name="Standard">{0.9067470547042995 <text:s/>0.9646374052094049 }</text:p>
      <text:p text:style-name="Standard"/>
      <text:p text:style-name="P8">Shadow Nougat Output</text:p>
      <text:p text:style-name="P1">[0.9067470547042995, 0.964637405209405]</text:p>
      <text:p text:style-name="P9">Test <text:span text:style-name="T3">0.5</text:span>: 10 Lipid <text:s/>Fresh Out Insane Test</text:p>
      <text:p text:style-name="P7"/>
      <text:p text:style-name="P7">Beads = [C1A D2A C3A C4A] [C1B C2B C3B C4B]</text:p>
      <text:p text:style-name="P8"/>
      <text:p text:style-name="P8">Nougat Output</text:p>
      <text:p text:style-name="P6">{0.9697316555688287 <text:s/>0.9688478324842491 0.9542816461209165 0.9375469005618755 <text:s/>0.9067470547042995 <text:s/>0.9646374052094049 0.9654200064161804 <text:s/>0.9668263655323934 <text:s/>0.9614066249406035 <text:s/>0.9478194077058386 <text:s/>0.9212598430461094 <text:s/>0.9473863130531457 0.9713627179126156 <text:s/>0.9410116124193746 0.9833703344346552 <text:s/>0.9214279711173925 <text:s/>0.9808563811371116 <text:s/>0.9597946205519561 <text:s/>0.9546538502462449 <text:s/>0.9250186177591664}</text:p>
      <text:p text:style-name="P6"/>
      <text:p text:style-name="P8">Shadow Nougat Output</text:p>
      <text:p text:style-name="P2"><text:span text:style-name="T1">1 <text:s text:c="4"/>0.969732<text:tab/></text:span>0.968848</text:p>
      <text:p text:style-name="P5">2 <text:s text:c="4"/>0.954282<text:tab/>0.937547</text:p>
      <text:p text:style-name="Preformatted_20_Text">3 <text:s text:c="4"/>0.906747<text:tab/>0.964637</text:p>
      <text:p text:style-name="Preformatted_20_Text">4 <text:s text:c="4"/>0.965420<text:tab/>0.966826</text:p>
      <text:p text:style-name="Preformatted_20_Text">5 <text:s text:c="4"/>0.961407<text:tab/>0.947819</text:p>
      <text:p text:style-name="Preformatted_20_Text">6 <text:s text:c="4"/>0.921260<text:tab/>0.947386</text:p>
      <text:p text:style-name="Preformatted_20_Text">7 <text:s text:c="4"/>0.971363<text:tab/>0.941012</text:p>
      <text:p text:style-name="Preformatted_20_Text">8 <text:s text:c="4"/>0.983370<text:tab/>0.921428</text:p>
      <text:p text:style-name="Preformatted_20_Text">9 <text:s text:c="4"/>0.980856<text:tab/>0.959795</text:p>
      <text:p text:style-name="P1">10 <text:s text:c="3"/>0.954654<text:tab/>0.925019</text:p>
      <text:p text:style-name="P10">Test <text:span text:style-name="T3">1</text:span>: 10 Lipid <text:s/>Fresh Out Insane <text:span text:style-name="T2">Top and Botto</text:span>m <text:span text:style-name="T2">leaflet Tes</text:span>t</text:p>
      <text:p text:style-name="P15">Beads = [C1A D2A C3A C4A] [C1B C2B C3B C4B]</text:p>
      <text:p text:style-name="P22">Nougat Output</text:p>
      <text:p text:style-name="P14">{0.9697316555688287 <text:s/>0.9688478324842491 <text:s/>0.9542816461209165 0.9375469005618755 <text:s/>0.9067470547042995 <text:s/>0.9646374052094049 0.9654200064161804 0.9668263655323934 <text:s/>0.9614066249406035 <text:s/>0.9478194077058386 0.9749344701490907 0.9648538388521171 <text:s/>0.945861995430739 0.9930349964388163 0.915575210122056 0.9724923477246303 <text:s/>0.9414114957686572 <text:s/>0.9586115542937632 <text:s/>0.9072431797582676 <text:s/>0.966179562533888 <text:s/>0.9764584059551111 <text:s/>0.9361343704485132 }</text:p>
      <text:p text:style-name="P22">Shadow Nougat Output</text:p>
      <text:p text:style-name="Preformatted_20_Text">1 <text:s text:c="4"/>0.96973<text:span text:style-name="T3">2</text:span><text:tab/>0.968848</text:p>
      <text:p text:style-name="Preformatted_20_Text"><text:soft-page-break/>2 <text:s text:c="4"/>0.95428<text:span text:style-name="T3">2</text:span><text:tab/>0.937547</text:p>
      <text:p text:style-name="Preformatted_20_Text">3 <text:s text:c="4"/>0.906747<text:tab/>0.964637</text:p>
      <text:p text:style-name="Preformatted_20_Text">4 <text:s text:c="4"/>0.965420<text:tab/>0.966826</text:p>
      <text:p text:style-name="Preformatted_20_Text">5 <text:s text:c="4"/>0.961407<text:tab/>0.947819</text:p>
      <text:p text:style-name="Preformatted_20_Text">40 <text:s text:c="3"/>0.974934<text:tab/>0.964854</text:p>
      <text:p text:style-name="Preformatted_20_Text">41 <text:s text:c="3"/>0.945862<text:tab/>0.993035</text:p>
      <text:p text:style-name="Preformatted_20_Text">42 <text:s text:c="3"/>0.915575<text:tab/><text:span text:style-name="T3">0</text:span>.972492</text:p>
      <text:p text:style-name="Preformatted_20_Text">43 <text:s text:c="3"/>0.941411<text:tab/>0.958612</text:p>
      <text:p text:style-name="Preformatted_20_Text">44 <text:s text:c="3"/>0.907243<text:tab/>0.966180</text:p>
      <text:p text:style-name="Preformatted_20_Text">45 <text:s text:c="3"/>0.976458<text:tab/>0.936134</text:p>
      <text:p text:style-name="Preformatted_20_Text"/>
      <text:p text:style-name="P11">Test <text:span text:style-name="T3">2</text:span>: 10 Lipid <text:span text:style-name="T3">Random Frame</text:span> Insane <text:span text:style-name="T2">Top and Botto</text:span>m <text:span text:style-name="T2">leaflet Tes</text:span>t</text:p>
      <text:p text:style-name="P16">Beads = [C1A D2A C3A C4A] [C1B C2B C3B C4B]</text:p>
      <text:p text:style-name="P23">Nougat Output <text:span text:style-name="T4">(Frame254)</text:span></text:p>
      <text:p text:style-name="P15">{-0.18854127415044175 0.4971187786026714 0.629662939799946 0.4455519717320944 <text:s/>0.3449274971953804 <text:s/>0.4932742380490289 0.1649534151660661 0.3726222733480835 0.491013839724169 -0.14287348861457233 0.45124189157881145 0.3680109225555537 0.5150252676692482 -0.3564465142941682 0.3363997197491624 -0.2944934358159766 <text:s/>0.6129407412641528 0.506576599776803 0.5595265978002351 0.685798975905703 0.14378150293757452 -0.2939752811768384 -0.003991910573733937 0.29093022847284233}</text:p>
      <text:p text:style-name="P26"><text:span text:style-name="T5">Shadow Nougat Output </text:span><text:span text:style-name="T6">(Frame 254)</text:span></text:p>
      <text:p text:style-name="Preformatted_20_Text">10 <text:s text:c="3"/>-0.188541<text:tab/>0.497119</text:p>
      <text:p text:style-name="Preformatted_20_Text">11 <text:s text:c="4"/>0.629663<text:tab/>0.445552</text:p>
      <text:p text:style-name="Preformatted_20_Text">12 <text:s text:c="4"/>0.344927<text:tab/>0.493274</text:p>
      <text:p text:style-name="Preformatted_20_Text">13 <text:s text:c="4"/>0.164953<text:tab/>0.372622</text:p>
      <text:p text:style-name="Preformatted_20_Text">14 <text:s text:c="4"/>0.491014<text:tab/>-0.142873</text:p>
      <text:p text:style-name="Preformatted_20_Text">15 <text:s text:c="4"/>0.451242<text:tab/>0.368011</text:p>
      <text:p text:style-name="Preformatted_20_Text">600 <text:s text:c="3"/>0.515025<text:tab/>-0.356447</text:p>
      <text:p text:style-name="Preformatted_20_Text">601 <text:s text:c="3"/>0.336400<text:tab/>-0.294493</text:p>
      <text:p text:style-name="Preformatted_20_Text">602 <text:s text:c="3"/>0.612941<text:tab/>0.506577</text:p>
      <text:p text:style-name="Preformatted_20_Text">603 <text:s text:c="3"/>0.559527<text:tab/>0.685799</text:p>
      <text:p text:style-name="Preformatted_20_Text">604 <text:s text:c="3"/>0.143782<text:tab/>-0.293975</text:p>
      <text:p text:style-name="Preformatted_20_Text">605 <text:s text:c="2"/>-0.003992<text:tab/>0.290930</text:p>
      <text:p text:style-name="Preformatted_20_Text"/>
      <text:p text:style-name="Preformatted_20_Text"/>
      <text:p text:style-name="P12">Test <text:span text:style-name="T7">3</text:span>: 10 Lipid Insane <text:span text:style-name="T2">Top and Botto</text:span>m <text:span text:style-name="T2">leaflet </text:span><text:span text:style-name="T7">Rotated 180 degrees </text:span><text:span text:style-name="T2">Tes</text:span>t</text:p>
      <text:p text:style-name="P24">Nougat Output</text:p>
      <text:p text:style-name="P18">{0.969731677777085 <text:s/>0.9688478246873062 0.9542817502500212 <text:s/>0.9375470487992912 <text:s/>0.9067471108046798 <text:s/>0.9646372519763855 0.9654198575789272 <text:s/>0.9668265430949421 <text:s/>0.9614067632931762 <text:s/>0.9478192399150975 0.9749344629823216 <text:s/>0.9648540932295471 <text:s/>0.945862011197883 <text:s/>0.99303499519968 <text:s/>0.915575175636405 <text:s/>0.9724923919482436 <text:s/>0.941411556529316 <text:s/>0.9586115852355501 <text:s/>0.9072432327690754 <text:s/>0.9661796858894443 <text:s/>0.9764583174781212 <text:s/>0.9361343719610709}</text:p>
      <text:p text:style-name="P19"><text:span text:style-name="T8">Shadow Nougat Output</text:span></text:p>
      <text:p text:style-name="Preformatted_20_Text"><text:soft-page-break/>1 <text:s text:c="4"/>0.969732<text:tab/>0.968848</text:p>
      <text:p text:style-name="Preformatted_20_Text">2 <text:s text:c="4"/>0.954282<text:tab/>0.937547</text:p>
      <text:p text:style-name="Preformatted_20_Text">3 <text:s text:c="4"/>0.906747<text:tab/>0.964637</text:p>
      <text:p text:style-name="Preformatted_20_Text">4 <text:s text:c="4"/>0.965420<text:tab/>0.966827</text:p>
      <text:p text:style-name="Preformatted_20_Text">5 <text:s text:c="4"/>0.961407<text:tab/>0.947819</text:p>
      <text:p text:style-name="Preformatted_20_Text">40 <text:s text:c="3"/>0.974934<text:tab/>0.964854</text:p>
      <text:p text:style-name="Preformatted_20_Text">41 <text:s text:c="3"/>0.945862<text:tab/>0.993035</text:p>
      <text:p text:style-name="P3">42 <text:s text:c="3"/>0.915575<text:tab/>0.972492<text:tab/></text:p>
      <text:p text:style-name="Preformatted_20_Text">43 <text:s text:c="3"/>0.941412<text:tab/>0.958612</text:p>
      <text:p text:style-name="Preformatted_20_Text">44 <text:s text:c="3"/>0.907243<text:tab/>0.966180</text:p>
      <text:p text:style-name="Preformatted_20_Text">45 <text:s text:c="3"/>0.976458<text:tab/>0.936134</text:p>
      <text:p text:style-name="P18"/>
      <text:p text:style-name="P13">Test <text:span text:style-name="T9">4</text:span>: 10 Lipid Insane <text:span text:style-name="T2">Top and Botto</text:span>m <text:span text:style-name="T2">leaflet </text:span><text:span text:style-name="T7">Rotated </text:span><text:span text:style-name="T9">90</text:span><text:span text:style-name="T7"> degrees </text:span><text:span text:style-name="T2">Tes</text:span>t</text:p>
      <text:p text:style-name="P25">Nougat Output</text:p>
      <text:p text:style-name="P17">{-0.47606264935329534 <text:s/>-0.4920518026402064 -0.480675685762358 -0.4621779443009417 <text:s text:c="2"/>-0.43612146248733225 -0.4769899416541237 -0.48485851506873945 <text:s/>-0.48085342255878655 <text:s/>-0.4933930693397155 <text:s/>-0.46328749359260446 -0.49909186371290964 <text:s/>-0.48238161846609123 -0.4799080178189224 <text:s/>-0.49355077458138746 <text:s/>-0.47543293268388953 <text:s/>-0.4805891701706351 <text:s/>-0.4819586703840473 -0.4773994370043272 <text:s/>-0.4329686113923683 -0.4703821951382631 -0.4827758684033955 -0.4772313787064799 }</text:p>
      <text:p text:style-name="P20"><text:span text:style-name="T8">Shadow Nougat Output</text:span></text:p>
      <text:p text:style-name="Preformatted_20_Text">1 <text:s text:c="3"/>-0.476063<text:tab/>-0.492052</text:p>
      <text:p text:style-name="Preformatted_20_Text">2 <text:s text:c="3"/>-0.480676<text:tab/>-0.462178</text:p>
      <text:p text:style-name="P4">3 <text:s text:c="3"/>-0.436121<text:tab/>-0.476990<text:tab/></text:p>
      <text:p text:style-name="P4">4 <text:s text:c="3"/>-0.484859<text:tab/>-0.480853<text:tab/></text:p>
      <text:p text:style-name="P4">5 <text:s text:c="3"/>-0.493393<text:tab/>-0.463287<text:tab/></text:p>
      <text:p text:style-name="Preformatted_20_Text">40 <text:s text:c="2"/>-0.499092<text:tab/>-0.482382</text:p>
      <text:p text:style-name="Preformatted_20_Text">41 <text:s text:c="2"/>-0.479908<text:tab/>-0.493551</text:p>
      <text:p text:style-name="Preformatted_20_Text">42 <text:s text:c="2"/>-0.475433<text:tab/>-0.480589</text:p>
      <text:p text:style-name="Preformatted_20_Text">43 <text:s text:c="2"/>-0.481959<text:tab/>-0.477399</text:p>
      <text:p text:style-name="Preformatted_20_Text">44 <text:s text:c="2"/>-0.432969<text:tab/>-0.470382</text:p>
      <text:p text:style-name="Preformatted_20_Text">45 <text:s text:c="2"/>-0.482776<text:tab/>-0.477231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0:29:08.966600517</meta:creation-date>
    <meta:generator>LibreOffice/7.3.6.2$Linux_X86_64 LibreOffice_project/30$Build-2</meta:generator>
    <dc:date>2022-10-04T08:37:04.758503889</dc:date>
    <meta:editing-duration>PT20M34S</meta:editing-duration>
    <meta:editing-cycles>1</meta:editing-cycles>
    <meta:document-statistic meta:table-count="0" meta:image-count="0" meta:object-count="0" meta:page-count="3" meta:paragraph-count="84" meta:word-count="421" meta:character-count="4307" meta:non-whitespace-character-count="3720"/>
  </office:meta>
</office:document-meta>
</file>